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background-color="#ffff00"/>
    </style:style>
    <style:style style:name="P2" style:family="paragraph" style:parent-style-name="Text_20_body">
      <style:paragraph-properties fo:margin-left="0.4925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Preformatted_20_Text">
      <style:paragraph-properties fo:margin-left="0.4925in" fo:margin-right="0in" fo:text-indent="0in" style:auto-text-indent="false"/>
    </style:style>
    <style:style style:name="P5" style:family="paragraph" style:parent-style-name="Preformatted_20_Text">
      <style:paragraph-properties fo:margin-left="0.4925in" fo:margin-right="0in" fo:text-indent="0in" style:auto-text-indent="false"/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age Repository Operations</text:h>
      <text:p text:style-name="Text_20_body">All of the operations can be performed using plain HTTP, and it's especially handy to use curl when you want to poke around by hand. <text:s/>There's essentially no authentication or anything going on until we hash out the details of what APIs that should be based on. <text:s/>To actually use this, you would need to have working installations of tabled and MongoDB beforehand.</text:p>
      <text:h text:style-name="Heading_20_2" text:outline-level="2">Getting and Putting Objects</text:h>
      <text:p text:style-name="Text_20_body">Adding an object to the repository:</text:p>
      <text:p text:style-name="P2">$ curl -T localfile http://fserver-1:9090/bucket/a_file</text:p>
      <text:p text:style-name="P3"/>
      <text:p text:style-name="P3">Getting an object:</text:p>
      <text:p text:style-name="P4">$ curl http://fserver-1:9090/bucket/a_file &gt; localfile</text:p>
      <text:p text:style-name="Text_20_body"/>
      <text:p text:style-name="Text_20_body">Adding an attribute (can also be done before adding the object body, e.g. to affect replication):</text:p>
      <text:p text:style-name="P4">$ echo -n whatever | curl -T - http://fserver-1:9090/data/file35/geo</text:p>
      <text:p text:style-name="Text_20_body"/>
      <text:p text:style-name="Text_20_body">Fetching an attribute:</text:p>
      <text:p text:style-name="P4">$ curl http://fserver-1:9090/data/file35/geo</text:p>
      <text:p text:style-name="P4">whatever</text:p>
      <text:p text:style-name="Text_20_body"/>
      <text:p text:style-name="P1">TBD: would it be useful to have an API for listing available attributes? <text:s/>What should it look like? <text:s/>Maybe...</text:p>
      <text:p text:style-name="P5">$ curl http://fserver-1:9090/data/file35?attrs</text:p>
      <text:h text:style-name="Heading_20_2" text:outline-level="2">Listing Objects</text:h>
      <text:p text:style-name="Text_20_body">Listing the contents of a bucket:</text:p>
      <text:p text:style-name="P4">$ curl http://fserver-1:9090/bucket</text:p>
      <text:p text:style-name="P4">&lt;dc_obj_list&gt;</text:p>
      <text:p text:style-name="P4"><text:s text:c="8"/>&lt;dc_obj&gt;</text:p>
      <text:p text:style-name="P4"><text:s text:c="16"/>&lt;bucket&gt;data&lt;/bucket&gt;</text:p>
      <text:p text:style-name="P4"><text:s text:c="16"/>&lt;key&gt;file35&lt;/key&gt;</text:p>
      <text:p text:style-name="P4"><text:s text:c="8"/>&lt;/dc_obj&gt;</text:p>
      <text:p text:style-name="P4">&lt;/dc_obj_list&gt;</text:p>
      <text:p text:style-name="Text_20_body"/>
      <text:p text:style-name="Text_20_body">Querying by attribute:</text:p>
      <text:p text:style-name="P4">$ curl -d '$geo == "whatever"' http://fserver-1:9090/query</text:p>
      <text:p text:style-name="P4">(same result)</text:p>
      <text:h text:style-name="Heading_20_2" text:outline-level="2">Controlling Replication</text:h>
      <text:p text:style-name="Text_20_body">Simple per-object policy:</text:p>
      <text:p text:style-name="P4">$ curl -d '#geo == "U.S"' http://fserver-1:9090/file36/_policy</text:p>
      <text:p text:style-name="P1"><text:soft-page-break/>TBD: should this be .../file36?policy or something instead?</text:p>
      <text:p text:style-name="Text_20_body"/>
      <text:p text:style-name="Text_20_body">More complex per-bucket policy (inherited by objects):</text:p>
      <text:p text:style-name="P2">$ curl -d '($type == "test") &amp;&amp; (#dept == "qa")' http://fserver-1:9090/file36/_default/_policy</text:p>
      <text:p text:style-name="P1">TBD: inheritance via instance/base/description/links not yet implemented</text:p>
      <text:p text:style-name="P1">TBD: would it be useful to have regex operators, or sub-policies, or anything els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ff Darcy</meta:initial-creator>
    <meta:creation-date>2010-06-21T13:01:32</meta:creation-date>
    <meta:document-statistic meta:table-count="0" meta:image-count="0" meta:object-count="0" meta:page-count="2" meta:paragraph-count="34" meta:word-count="231" meta:character-count="1750"/>
    <dc:date>2010-06-21T13:39:46</dc:date>
    <dc:creator>Jeff Darcy</dc:creator>
    <meta:editing-duration>PT00H00M22S</meta:editing-duration>
    <meta:editing-cycles>1</meta:editing-cycles>
    <meta:generator>OpenOffice.org/3.1$Unix OpenOffice.org_project/310m19$Build-9420</meta:generator>
  </office:meta>
</office:document-meta>
</file>